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000000020E5C88AB8214D25B4.png" manifest:media-type="image/png"/>
  <manifest:file-entry manifest:full-path="Pictures/10000DA30000034F0000034FF1F936342AD0AB9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Ubuntu" fo:font-size="12pt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4" style:family="paragraph">
      <loext:graphic-properties draw:fill="hatch" draw:fill-color="#ffffff" draw:fill-hatch-name="Black_20_45_20_Degrees_20_Wide" draw:fill-hatch-solid="true"/>
      <style:paragraph-properties fo:text-align="center"/>
    </style:style>
    <style:style style:name="P5" style:family="paragraph">
      <loext:graphic-properties draw:fill="solid" draw:fill-color="#ffffff" draw:fill-hatch-solid="true" style:repeat="repeat"/>
      <style:paragraph-properties fo:text-align="center"/>
    </style:style>
    <style:style style:name="P6" style:family="paragraph">
      <loext:graphic-properties draw:fill="hatch" draw:fill-color="#ffffff" draw:fill-hatch-name="Black_20_45_20_Degrees_20_Wide" draw:fill-hatch-solid="false"/>
      <style:paragraph-properties fo:text-align="center"/>
    </style:style>
    <style:style style:name="T1" style:family="text">
      <style:text-properties style:font-name="Ubuntu" fo:font-size="12pt" fo:font-weight="bold" style:font-weight-asian="bold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hatch" draw:fill-color="#ffffff" draw:fill-hatch-name="Black_20_45_20_Degrees_20_Wide" draw:fill-hatch-solid="true" draw:textarea-horizontal-align="justify" draw:textarea-vertical-align="middle" draw:auto-grow-height="false" fo:min-height="7.4cm" fo:min-width="5.249cm" style:protect="position size" style:run-through="foreground" style:wrap="run-through" style:number-wrapped-paragraphs="no-limit" style:vertical-pos="from-top" style:vertical-rel="page" style:horizontal-pos="from-left" style:horizontal-rel="page"/>
    </style:style>
    <style:style style:name="gr5" style:family="graphic">
      <style:graphic-properties draw:fill="solid" draw:fill-color="#ffffff" draw:fill-hatch-solid="true" style:repeat="repeat" draw:textarea-horizontal-align="justify" draw:textarea-vertical-align="middle" draw:auto-grow-height="false" fo:min-height="14.801cm" fo:min-width="10.5cm" style:protect="position size" style:run-through="foreground" style:wrap="run-through" style:number-wrapped-paragraphs="no-limit" style:vertical-pos="from-top" style:vertical-rel="page" style:horizontal-pos="from-left" style:horizontal-rel="page"/>
    </style:style>
    <style:style style:name="gr6" style:family="graphic">
      <style:graphic-properties draw:fill="hatch" draw:fill-color="#ffffff" draw:fill-hatch-name="Black_20_45_20_Degrees_20_Wide" draw:fill-hatch-solid="false" draw:textarea-horizontal-align="justify" draw:textarea-vertical-align="middle" draw:auto-grow-height="false" fo:min-height="22.271cm" fo:min-width="15.75cm" style:protect="position siz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0" draw:name="Form5_2" draw:style-name="gr1" draw:text-style-name="P1" svg:width="3.001cm" svg:height="3.001cm" draw:transform="rotate (1.5707963267949) translate (1.49930555555556cm 28.2010555555556cm)">
        <draw:image xlink:href="Pictures/10000DA30000034F0000034FF1F936342AD0AB99.svg" xlink:type="simple" xlink:show="embed" xlink:actuate="onLoad" loext:mime-type="image/svg+xml">
          <text:p/>
        </draw:image>
        <draw:image xlink:href="Pictures/100002010000002000000020E5C88AB8214D25B4.png" xlink:type="simple" xlink:show="embed" xlink:actuate="onLoad" loext:mime-type="image/png"/>
        <loext:qrcode office:string-value="NEXT" loext:qrcode-errorcorrection="medium" loext:qrcode-border="5"/>
      </draw:frame>
      <draw:frame text:anchor-type="page" text:anchor-page-number="1" draw:z-index="9" draw:name="Form5_1" draw:style-name="gr1" draw:text-style-name="P1" svg:width="3.001cm" svg:height="3.001cm" draw:transform="rotate (-3.14159265358979) translate (19.4997916666667cm 28.2010555555556cm)">
        <draw:image xlink:href="Pictures/10000DA30000034F0000034FF1F936342AD0AB99.svg" xlink:type="simple" xlink:show="embed" xlink:actuate="onLoad" loext:mime-type="image/svg+xml">
          <text:p/>
        </draw:image>
        <draw:image xlink:href="Pictures/100002010000002000000020E5C88AB8214D25B4.png" xlink:type="simple" xlink:show="embed" xlink:actuate="onLoad" loext:mime-type="image/png"/>
        <loext:qrcode office:string-value="NEXT" loext:qrcode-errorcorrection="medium" loext:qrcode-border="5"/>
      </draw:frame>
      <draw:frame text:anchor-type="page" text:anchor-page-number="1" draw:z-index="8" draw:name="Form5_0" draw:style-name="gr1" draw:text-style-name="P1" svg:width="3.001cm" svg:height="3.001cm" draw:transform="rotate (-1.5707963267949) translate (19.4892083333333cm 1.50106944444444cm)">
        <draw:image xlink:href="Pictures/10000DA30000034F0000034FF1F936342AD0AB99.svg" xlink:type="simple" xlink:show="embed" xlink:actuate="onLoad" loext:mime-type="image/svg+xml">
          <text:p/>
        </draw:image>
        <draw:image xlink:href="Pictures/100002010000002000000020E5C88AB8214D25B4.png" xlink:type="simple" xlink:show="embed" xlink:actuate="onLoad" loext:mime-type="image/png"/>
        <loext:qrcode office:string-value="NEXT" loext:qrcode-errorcorrection="medium" loext:qrcode-border="5"/>
      </draw:frame>
      <draw:frame text:anchor-type="page" text:anchor-page-number="1" draw:z-index="7" draw:name="Form5" draw:style-name="gr1" draw:text-style-name="P1" svg:width="3.001cm" svg:height="3.001cm" svg:x="1.499cm" svg:y="1.499cm">
        <draw:image xlink:href="Pictures/10000DA30000034F0000034FF1F936342AD0AB99.svg" xlink:type="simple" xlink:show="embed" xlink:actuate="onLoad" loext:mime-type="image/svg+xml">
          <text:p/>
        </draw:image>
        <draw:image xlink:href="Pictures/100002010000002000000020E5C88AB8214D25B4.png" xlink:type="simple" xlink:show="embed" xlink:actuate="onLoad" loext:mime-type="image/png"/>
        <loext:qrcode office:string-value="NEXT" loext:qrcode-errorcorrection="medium" loext:qrcode-border="5"/>
      </draw:frame>
      <draw:custom-shape text:anchor-type="page" text:anchor-page-number="1" draw:z-index="2" draw:name="Form1" draw:style-name="gr4" draw:text-style-name="P4" svg:width="5.25cm" svg:height="7.4cm" svg:x="0cm" svg:y="0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1" draw:name="Form2" draw:style-name="gr5" draw:text-style-name="P5" svg:width="10.501cm" svg:height="14.802cm" svg:x="0cm" svg:y="0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Form3" draw:style-name="gr6" draw:text-style-name="P6" svg:width="15.751cm" svg:height="22.272cm" svg:x="0cm" svg:y="0cm">
        <text:p/>
        <draw:enhanced-geometry svg:viewBox="0 0 21600 21600" draw:type="rectangle" draw:enhanced-path="M 0 0 L 21600 0 21600 21600 0 21600 0 0 Z N"/>
      </draw:custom-shape>
      <text:p text:style-name="Standard"><draw:frame text:anchor-type="paragraph" draw:z-index="3" draw:name="Form4" draw:style-name="gr3" draw:text-style-name="P3" svg:width="1.668cm" svg:height="0.847cm" svg:x="2.335cm" svg:y="4.946cm"><draw:text-box><text:p><text:span text:style-name="T2">25%</text:span></text:p></draw:text-box></draw:frame><draw:frame text:anchor-type="paragraph" draw:z-index="4" draw:name="Form4_0" draw:style-name="gr3" draw:text-style-name="P3" svg:width="1.668cm" svg:height="0.847cm" svg:x="7.583cm" svg:y="12.315cm"><draw:text-box><text:p><text:span text:style-name="T2">50%</text:span></text:p></draw:text-box></draw:frame><draw:frame text:anchor-type="paragraph" draw:z-index="5" draw:name="Form4_1" draw:style-name="gr3" draw:text-style-name="P3" svg:width="1.668cm" svg:height="0.847cm" svg:x="12.882cm" svg:y="19.812cm"><draw:text-box><text:p><text:span text:style-name="T2">75%</text:span></text:p></draw:text-box></draw:frame><draw:frame text:anchor-type="paragraph" draw:z-index="6" draw:name="Form4_2" draw:style-name="gr2" draw:text-style-name="P2" svg:width="1.269cm" svg:height="0.489cm" svg:x="17.731cm" svg:y="27.21cm"><draw:text-box><text:p><text:span text:style-name="T1">1</text:span><text:span text:style-name="T1">0</text:span><text:span text:style-name="T1">0</text:span><text:span text:style-name="T1">%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jörn Seipel</meta:initial-creator>
    <meta:creation-date>2022-04-14T13:04:16.947113345</meta:creation-date>
    <dc:date>2022-04-14T13:40:01.584865235</dc:date>
    <dc:creator>Björn Seipel</dc:creator>
    <meta:editing-duration>PT5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